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11.543cm"/>
    </style:style>
    <style:style style:name="co5" style:family="table-column">
      <style:table-column-properties fo:break-before="auto" style:column-width="5.521cm"/>
    </style:style>
    <style:style style:name="co6" style:family="table-column">
      <style:table-column-properties fo:break-before="auto" style:column-width="4.3cm"/>
    </style:style>
    <style:style style:name="co7" style:family="table-column">
      <style:table-column-properties fo:break-before="auto" style:column-width="4.18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omponen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/>
          <table:table-cell office:value-type="string">
            <text:p>Hydrogen</text:p>
          </table:table-cell>
          <table:table-cell office:value-type="string">
            <text:p>Carbon</text:p>
          </table:table-cell>
          <table:table-cell office:value-type="string">
            <text:p>Metals</text:p>
          </table:table-cell>
          <table:table-cell office:value-type="string">
            <text:p>Rare Earth Elements</text:p>
          </table:table-cell>
          <table:table-cell office:value-type="string">
            <text:p>Semiconductors</text:p>
          </table:table-cell>
          <table:table-cell office:value-type="string">
            <text:p>Heisenbergium</text:p>
          </table:table-cell>
          <table:table-cell office:value-type="string">
            <text:p>Siz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 table:number-columns-spanned="1" table:number-rows-spanned="2">
            <text:p>Water</text:p>
          </table:table-cell>
          <table:table-cell office:value-type="string">
            <text:p>Water</text:p>
          </table:table-cell>
          <table:table-cell/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covered-table-cell/>
          <table:table-cell office:value-type="string">
            <text:p>Ice</text:p>
          </table:table-cell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 table:number-columns-spanned="1" table:number-rows-spanned="16">
            <text:p>Standard Matter</text:p>
          </table:table-cell>
          <table:table-cell office:value-type="string">
            <text:p>Plutonic Rock</text:p>
          </table:table-cell>
          <table:table-cell office:value-type="string">
            <text:p>Slowly cooled magma -&gt; crystalline rock (granite); Igneous Rock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covered-table-cell table:style-name="ce1"/>
          <table:table-cell office:value-type="string">
            <text:p>Volcanic Rock</text:p>
          </table:table-cell>
          <table:table-cell office:value-type="string">
            <text:p>Fast coold volcanic rock (basalt); Igneous R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covered-table-cell table:style-name="ce1"/>
          <table:table-cell office:value-type="string">
            <text:p>Clastic Sedimentary Rock</text:p>
          </table:table-cell>
          <table:table-cell office:value-type="string">
            <text:p>Conglomerat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covered-table-cell table:style-name="ce1"/>
          <table:table-cell office:value-type="string">
            <text:p>Chemical Sedimentary Rock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covered-table-cell table:style-name="ce1"/>
          <table:table-cell office:value-type="string">
            <text:p>Salt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covered-table-cell table:style-name="ce1"/>
          <table:table-cell office:value-type="string">
            <text:p>Metamorphic Rock</text:p>
          </table:table-cell>
          <table:table-cell office:value-type="string">
            <text:p>Gneis, Marble, ..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covered-table-cell table:style-name="ce1"/>
          <table:table-cell office:value-type="string">
            <text:p>Or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covered-table-cell table:style-name="ce1"/>
          <table:table-cell office:value-type="string">
            <text:p>Rare Or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covered-table-cell table:style-name="ce1"/>
          <table:table-cell office:value-type="string">
            <text:p>Forzen Gas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covered-table-cell table:style-name="ce1"/>
          <table:table-cell office:value-type="string">
            <text:p>Pyroklastite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covered-table-cell table:style-name="ce1"/>
          <table:table-cell office:value-type="string">
            <text:p>Silicate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covered-table-cell table:style-name="ce1"/>
          <table:table-cell office:value-type="string">
            <text:p>Magnetit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covered-table-cell table:style-name="ce1"/>
          <table:table-cell office:value-type="string">
            <text:p>Gold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covered-table-cell table:style-name="ce1"/>
          <table:table-cell office:value-type="string">
            <text:p>Lav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covered-table-cell table:style-name="ce1"/>
          <table:table-cell office:value-type="string">
            <text:p>San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covered-table-cell table:style-name="ce1"/>
          <table:table-cell office:value-type="string">
            <text:p>Garbag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string" table:number-columns-spanned="1" table:number-rows-spanned="10">
            <text:p>Organic Matter</text:p>
          </table:table-cell>
          <table:table-cell office:value-type="string">
            <text:p>Organic Sedimentary Rock</text:p>
          </table:table-cell>
          <table:table-cell office:value-type="string">
            <text:p>Calc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covered-table-cell table:style-name="ce1"/>
          <table:table-cell office:value-type="string">
            <text:p>Wood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covered-table-cell table:style-name="ce1"/>
          <table:table-cell office:value-type="string">
            <text:p>Earth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covered-table-cell table:style-name="ce1"/>
          <table:table-cell office:value-type="string">
            <text:p>Grass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covered-table-cell table:style-name="ce1"/>
          <table:table-cell office:value-type="string">
            <text:p>Fungus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covered-table-cell table:style-name="ce1"/>
          <table:table-cell office:value-type="string">
            <text:p>Chalk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covered-table-cell table:style-name="ce1"/>
          <table:table-cell office:value-type="string">
            <text:p>Algae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covered-table-cell table:style-name="ce1"/>
          <table:table-cell office:value-type="string">
            <text:p>Oil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covered-table-cell table:style-name="ce1"/>
          <table:table-cell office:value-type="string">
            <text:p>Leafs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covered-table-cell table:style-name="ce1"/>
          <table:table-cell office:value-type="string">
            <text:p>Plastic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string" table:number-columns-spanned="1" table:number-rows-spanned="4">
            <text:p>Solar Matter</text:p>
          </table:table-cell>
          <table:table-cell office:value-type="string">
            <text:p>Crystalin Solar Matter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covered-table-cell table:style-name="ce1"/>
          <table:table-cell office:value-type="string">
            <text:p>Heisenberg Plasma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covered-table-cell table:style-name="ce1"/>
          <table:table-cell office:value-type="string">
            <text:p>Hydrogen Plasma</text:p>
          </table:table-cell>
          <table:table-cell/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covered-table-cell table:style-name="ce1"/>
          <table:table-cell office:value-type="string">
            <text:p>Helium Plasm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42">
            <text:p>42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43">
            <text:p>43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44">
            <text:p>44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47">
            <text:p>47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48">
            <text:p>48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51">
            <text:p>51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54">
            <text:p>54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56">
            <text:p>56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57">
            <text:p>57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58">
            <text:p>58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59">
            <text:p>59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60">
            <text:p>60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61">
            <text:p>61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62">
            <text:p>62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63">
            <text:p>63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table:style-name="ce1" office:value-type="string" table:number-columns-spanned="1" table:number-rows-spanned="3">
            <text:p>Computers</text:p>
          </table:table-cell>
          <table:table-cell office:value-type="string">
            <text:p>Computer I</text:p>
          </table:table-cell>
          <table:table-cell office:value-type="string">
            <text:p>Controls up to 256 Voxel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covered-table-cell table:style-name="ce1"/>
          <table:table-cell office:value-type="string">
            <text:p>Computer II</text:p>
          </table:table-cell>
          <table:table-cell office:value-type="string">
            <text:p>Controls up to 512 Voxel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covered-table-cell table:style-name="ce1"/>
          <table:table-cell office:value-type="string">
            <text:p>Computer III</text:p>
          </table:table-cell>
          <table:table-cell office:value-type="string">
            <text:p>Controls up to 1024 Voxel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style-name="ce1" office:value-type="string" table:number-columns-spanned="1" table:number-rows-spanned="8">
            <text:p>Reactors</text:p>
          </table:table-cell>
          <table:table-cell office:value-type="string">
            <text:p>Solar Cells</text:p>
          </table:table-cell>
          <table:table-cell office:value-type="string">
            <text:p>Efficiency: 35 – 55 %</text:p>
          </table:table-cell>
          <table:table-cell table:number-columns-repeated="5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covered-table-cell table:style-name="ce1"/>
          <table:table-cell office:value-type="string">
            <text:p>Super Absorbers</text:p>
          </table:table-cell>
          <table:table-cell office:value-type="string">
            <text:p>Efficiency: 90 – 100 %</text:p>
          </table:table-cell>
          <table:table-cell table:number-columns-repeated="5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covered-table-cell table:style-name="ce1"/>
          <table:table-cell office:value-type="string">
            <text:p>&lt;Reactor&gt;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covered-table-cell table:style-name="ce1"/>
          <table:table-cell office:value-type="string">
            <text:p>&lt;Reactor&gt;</text:p>
          </table:table-cell>
          <table:table-cell table:number-columns-repeated="8"/>
        </table:table-row>
        <table:table-row table:style-name="ro1">
          <table:table-cell office:value-type="float" office:value="71">
            <text:p>71</text:p>
          </table:table-cell>
          <table:covered-table-cell table:style-name="ce1"/>
          <table:table-cell office:value-type="string">
            <text:p>Nuclear Reactor</text:p>
          </table:table-cell>
          <table:table-cell table:number-columns-repeated="8"/>
        </table:table-row>
        <table:table-row table:style-name="ro1">
          <table:table-cell office:value-type="float" office:value="72">
            <text:p>72</text:p>
          </table:table-cell>
          <table:covered-table-cell table:style-name="ce1"/>
          <table:table-cell office:value-type="string">
            <text:p>Fusion Reactor</text:p>
          </table:table-cell>
          <table:table-cell table:number-columns-repeated="8"/>
        </table:table-row>
        <table:table-row table:style-name="ro1">
          <table:table-cell office:value-type="float" office:value="73">
            <text:p>73</text:p>
          </table:table-cell>
          <table:covered-table-cell table:style-name="ce1"/>
          <table:table-cell office:value-type="string">
            <text:p>Antimatter Reactor</text:p>
          </table:table-cell>
          <table:table-cell table:number-columns-repeated="8"/>
        </table:table-row>
        <table:table-row table:style-name="ro1">
          <table:table-cell office:value-type="float" office:value="74">
            <text:p>74</text:p>
          </table:table-cell>
          <table:covered-table-cell table:style-name="ce1"/>
          <table:table-cell office:value-type="string">
            <text:p>&lt;Reactor&gt;</text:p>
          </table:table-cell>
          <table:table-cell table:number-columns-repeated="8"/>
        </table:table-row>
        <table:table-row table:style-name="ro1">
          <table:table-cell office:value-type="float" office:value="75">
            <text:p>75</text:p>
          </table:table-cell>
          <table:table-cell table:style-name="ce1" office:value-type="string" table:number-columns-spanned="1" table:number-rows-spanned="12">
            <text:p>Accumulators</text:p>
          </table:table-cell>
          <table:table-cell office:value-type="string">
            <text:p>Capacitor 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covered-table-cell table:style-name="ce1"/>
          <table:table-cell office:value-type="string">
            <text:p>Capacitor II</text:p>
          </table:table-cell>
          <table:table-cell table:number-columns-repeated="7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7">
            <text:p>77</text:p>
          </table:table-cell>
          <table:covered-table-cell table:style-name="ce1"/>
          <table:table-cell office:value-type="string">
            <text:p>Capacitor III</text:p>
          </table:table-cell>
          <table:table-cell table:number-columns-repeated="7"/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78">
            <text:p>78</text:p>
          </table:table-cell>
          <table:covered-table-cell table:style-name="ce1"/>
          <table:table-cell office:value-type="string">
            <text:p>Lithium Accumulator 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">
            <text:p>79</text:p>
          </table:table-cell>
          <table:covered-table-cell table:style-name="ce1"/>
          <table:table-cell office:value-type="string">
            <text:p>Lithium Accumulator II</text:p>
          </table:table-cell>
          <table:table-cell table:number-columns-repeated="7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0">
            <text:p>80</text:p>
          </table:table-cell>
          <table:covered-table-cell table:style-name="ce1"/>
          <table:table-cell office:value-type="string">
            <text:p>Lithium Accumulator III</text:p>
          </table:table-cell>
          <table:table-cell table:number-columns-repeated="7"/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1">
            <text:p>81</text:p>
          </table:table-cell>
          <table:covered-table-cell table:style-name="ce1"/>
          <table:table-cell office:value-type="string">
            <text:p>Photon Accumulator 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">
            <text:p>82</text:p>
          </table:table-cell>
          <table:covered-table-cell table:style-name="ce1"/>
          <table:table-cell office:value-type="string">
            <text:p>Photon Accumulator II</text:p>
          </table:table-cell>
          <table:table-cell table:number-columns-repeated="7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3">
            <text:p>83</text:p>
          </table:table-cell>
          <table:covered-table-cell table:style-name="ce1"/>
          <table:table-cell office:value-type="string">
            <text:p>Boson Accumulator 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">
            <text:p>84</text:p>
          </table:table-cell>
          <table:covered-table-cell table:style-name="ce1"/>
          <table:table-cell office:value-type="string">
            <text:p>Boson Accumulator II</text:p>
          </table:table-cell>
          <table:table-cell table:number-columns-repeated="7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5">
            <text:p>85</text:p>
          </table:table-cell>
          <table:covered-table-cell table:style-name="ce1"/>
          <table:table-cell office:value-type="string">
            <text:p>Boson Accumulator III</text:p>
          </table:table-cell>
          <table:table-cell table:number-columns-repeated="7"/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6">
            <text:p>86</text:p>
          </table:table-cell>
          <table:covered-table-cell table:style-name="ce1"/>
          <table:table-cell office:value-type="string">
            <text:p>Boson Accumulator IV</text:p>
          </table:table-cell>
          <table:table-cell table:number-columns-repeated="7"/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style-name="ce1" office:value-type="string" table:number-columns-spanned="1" table:number-rows-spanned="8">
            <text:p>Storage</text:p>
          </table:table-cell>
          <table:table-cell office:value-type="string">
            <text:p>Storage 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covered-table-cell table:style-name="ce1"/>
          <table:table-cell office:value-type="string">
            <text:p>Storage II</text:p>
          </table:table-cell>
          <table:table-cell table:number-columns-repeated="7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9">
            <text:p>89</text:p>
          </table:table-cell>
          <table:covered-table-cell table:style-name="ce1"/>
          <table:table-cell office:value-type="string">
            <text:p>Storage III</text:p>
          </table:table-cell>
          <table:table-cell table:number-columns-repeated="7"/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0">
            <text:p>90</text:p>
          </table:table-cell>
          <table:covered-table-cell table:style-name="ce1"/>
          <table:table-cell office:value-type="string">
            <text:p>Storage IV</text:p>
          </table:table-cell>
          <table:table-cell table:number-columns-repeated="7"/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91">
            <text:p>91</text:p>
          </table:table-cell>
          <table:covered-table-cell table:style-name="ce1"/>
          <table:table-cell office:value-type="string">
            <text:p>Warpstorage 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">
            <text:p>92</text:p>
          </table:table-cell>
          <table:covered-table-cell table:style-name="ce1"/>
          <table:table-cell office:value-type="string">
            <text:p>Warpstorage II</text:p>
          </table:table-cell>
          <table:table-cell table:number-columns-repeated="7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3">
            <text:p>93</text:p>
          </table:table-cell>
          <table:covered-table-cell table:style-name="ce1"/>
          <table:table-cell office:value-type="string">
            <text:p>Warpstorage III</text:p>
          </table:table-cell>
          <table:table-cell table:number-columns-repeated="7"/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4">
            <text:p>94</text:p>
          </table:table-cell>
          <table:covered-table-cell table:style-name="ce1"/>
          <table:table-cell office:value-type="string">
            <text:p>Warpstorage IV</text:p>
          </table:table-cell>
          <table:table-cell table:number-columns-repeated="7"/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style-name="ce1" office:value-type="string" table:number-columns-spanned="1" table:number-rows-spanned="8">
            <text:p>Engines</text:p>
          </table:table-cell>
          <table:table-cell office:value-type="string">
            <text:p>Combustion Engine 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6">
            <text:p>96</text:p>
          </table:table-cell>
          <table:covered-table-cell table:style-name="ce1"/>
          <table:table-cell office:value-type="string">
            <text:p>Combustion Engine II</text:p>
          </table:table-cell>
          <table:table-cell table:number-columns-repeated="7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">
            <text:p>97</text:p>
          </table:table-cell>
          <table:covered-table-cell table:style-name="ce1"/>
          <table:table-cell office:value-type="string">
            <text:p>Combustion Engine III</text:p>
          </table:table-cell>
          <table:table-cell table:number-columns-repeated="7"/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8">
            <text:p>98</text:p>
          </table:table-cell>
          <table:covered-table-cell table:style-name="ce1"/>
          <table:table-cell office:value-type="string">
            <text:p>Space Crawler 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">
            <text:p>99</text:p>
          </table:table-cell>
          <table:covered-table-cell table:style-name="ce1"/>
          <table:table-cell office:value-type="string">
            <text:p>Warp Engine I</text:p>
          </table:table-cell>
          <table:table-cell table:number-columns-repeated="7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covered-table-cell table:style-name="ce1"/>
          <table:table-cell office:value-type="string">
            <text:p>&lt;Engine&gt;</text:p>
          </table:table-cell>
          <table:table-cell table:number-columns-repeated="8"/>
        </table:table-row>
        <table:table-row table:style-name="ro1">
          <table:table-cell office:value-type="float" office:value="101">
            <text:p>101</text:p>
          </table:table-cell>
          <table:covered-table-cell table:style-name="ce1"/>
          <table:table-cell office:value-type="string">
            <text:p>&lt;Engine&gt;</text:p>
          </table:table-cell>
          <table:table-cell table:number-columns-repeated="8"/>
        </table:table-row>
        <table:table-row table:style-name="ro1">
          <table:table-cell office:value-type="float" office:value="102">
            <text:p>102</text:p>
          </table:table-cell>
          <table:covered-table-cell table:style-name="ce1"/>
          <table:table-cell office:value-type="string">
            <text:p>&lt;Engine&gt;</text:p>
          </table:table-cell>
          <table:table-cell table:number-columns-repeated="8"/>
        </table:table-row>
        <table:table-row table:style-name="ro1">
          <table:table-cell office:value-type="float" office:value="103">
            <text:p>103</text:p>
          </table:table-cell>
          <table:table-cell table:style-name="ce1" office:value-type="string" table:number-columns-spanned="1" table:number-rows-spanned="8">
            <text:p>Hulls</text:p>
          </table:table-cell>
          <table:table-cell office:value-type="string">
            <text:p>Standard Hull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4">
            <text:p>104</text:p>
          </table:table-cell>
          <table:covered-table-cell table:style-name="ce1"/>
          <table:table-cell office:value-type="string">
            <text:p>Alloy Hull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5">
            <text:p>105</text:p>
          </table:table-cell>
          <table:covered-table-cell table:style-name="ce1"/>
          <table:table-cell office:value-type="string">
            <text:p>Ceramic Plating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6">
            <text:p>106</text:p>
          </table:table-cell>
          <table:covered-table-cell table:style-name="ce1"/>
          <table:table-cell office:value-type="string">
            <text:p>Graphite Plating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covered-table-cell table:style-name="ce1"/>
          <table:table-cell office:value-type="string">
            <text:p>Nano Carbon Plating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8">
            <text:p>108</text:p>
          </table:table-cell>
          <table:covered-table-cell table:style-name="ce1"/>
          <table:table-cell office:value-type="string">
            <text:p>Carbon Alloy Plating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9">
            <text:p>109</text:p>
          </table:table-cell>
          <table:covered-table-cell table:style-name="ce1"/>
          <table:table-cell office:value-type="string">
            <text:p>Superconductor Plating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">
            <text:p>110</text:p>
          </table:table-cell>
          <table:covered-table-cell table:style-name="ce1"/>
          <table:table-cell office:value-type="string">
            <text:p>Epic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style-name="ce1" office:value-type="string" table:number-columns-spanned="1" table:number-rows-spanned="4">
            <text:p>Shields</text:p>
          </table:table-cell>
          <table:table-cell office:value-type="string">
            <text:p>&lt;Shield&gt;</text:p>
          </table:table-cell>
          <table:table-cell table:number-columns-repeated="8"/>
        </table:table-row>
        <table:table-row table:style-name="ro1">
          <table:table-cell office:value-type="float" office:value="112">
            <text:p>112</text:p>
          </table:table-cell>
          <table:covered-table-cell table:style-name="ce1"/>
          <table:table-cell office:value-type="string">
            <text:p>&lt;Shield&gt;</text:p>
          </table:table-cell>
          <table:table-cell table:number-columns-repeated="8"/>
        </table:table-row>
        <table:table-row table:style-name="ro1">
          <table:table-cell office:value-type="float" office:value="113">
            <text:p>113</text:p>
          </table:table-cell>
          <table:covered-table-cell table:style-name="ce1"/>
          <table:table-cell office:value-type="string">
            <text:p>&lt;Shield&gt;</text:p>
          </table:table-cell>
          <table:table-cell table:number-columns-repeated="8"/>
        </table:table-row>
        <table:table-row table:style-name="ro1">
          <table:table-cell office:value-type="float" office:value="114">
            <text:p>114</text:p>
          </table:table-cell>
          <table:covered-table-cell table:style-name="ce1"/>
          <table:table-cell office:value-type="string">
            <text:p>&lt;Shield&gt;</text:p>
          </table:table-cell>
          <table:table-cell table:number-columns-repeated="8"/>
        </table:table-row>
        <table:table-row table:style-name="ro1">
          <table:table-cell office:value-type="float" office:value="115">
            <text:p>115</text:p>
          </table:table-cell>
          <table:table-cell table:style-name="ce1" office:value-type="string" table:number-columns-spanned="1" table:number-rows-spanned="6">
            <text:p>Sensors</text:p>
          </table:table-cell>
          <table:table-cell office:value-type="string">
            <text:p>&lt;Sensor&gt;</text:p>
          </table:table-cell>
          <table:table-cell table:number-columns-repeated="8"/>
        </table:table-row>
        <table:table-row table:style-name="ro1">
          <table:table-cell office:value-type="float" office:value="116">
            <text:p>116</text:p>
          </table:table-cell>
          <table:covered-table-cell table:style-name="ce1"/>
          <table:table-cell office:value-type="string">
            <text:p>&lt;Sensor&gt;</text:p>
          </table:table-cell>
          <table:table-cell table:number-columns-repeated="8"/>
        </table:table-row>
        <table:table-row table:style-name="ro1">
          <table:table-cell office:value-type="float" office:value="117">
            <text:p>117</text:p>
          </table:table-cell>
          <table:covered-table-cell table:style-name="ce1"/>
          <table:table-cell office:value-type="string">
            <text:p>&lt;Sensor&gt;</text:p>
          </table:table-cell>
          <table:table-cell table:number-columns-repeated="8"/>
        </table:table-row>
        <table:table-row table:style-name="ro1">
          <table:table-cell office:value-type="float" office:value="118">
            <text:p>118</text:p>
          </table:table-cell>
          <table:covered-table-cell table:style-name="ce1"/>
          <table:table-cell office:value-type="string">
            <text:p>&lt;Sensor&gt;</text:p>
          </table:table-cell>
          <table:table-cell table:number-columns-repeated="8"/>
        </table:table-row>
        <table:table-row table:style-name="ro1">
          <table:table-cell office:value-type="float" office:value="119">
            <text:p>119</text:p>
          </table:table-cell>
          <table:covered-table-cell table:style-name="ce1"/>
          <table:table-cell office:value-type="string">
            <text:p>&lt;Sensor&gt;</text:p>
          </table:table-cell>
          <table:table-cell table:number-columns-repeated="8"/>
        </table:table-row>
        <table:table-row table:style-name="ro1">
          <table:table-cell office:value-type="float" office:value="120">
            <text:p>120</text:p>
          </table:table-cell>
          <table:covered-table-cell table:style-name="ce1"/>
          <table:table-cell office:value-type="string">
            <text:p>&lt;Sensor&gt;</text:p>
          </table:table-cell>
          <table:table-cell table:number-columns-repeated="8"/>
        </table:table-row>
        <table:table-row table:style-name="ro1">
          <table:table-cell office:value-type="float" office:value="121">
            <text:p>121</text:p>
          </table:table-cell>
          <table:table-cell table:style-name="ce2" office:value-type="string" table:number-columns-spanned="1" table:number-rows-spanned="4">
            <text:p>Explosives</text:p>
          </table:table-cell>
          <table:table-cell office:value-type="string">
            <text:p>&lt;Explosives&gt;</text:p>
          </table:table-cell>
          <table:table-cell table:number-columns-repeated="8"/>
        </table:table-row>
        <table:table-row table:style-name="ro1">
          <table:table-cell office:value-type="float" office:value="122">
            <text:p>122</text:p>
          </table:table-cell>
          <table:covered-table-cell table:style-name="ce2"/>
          <table:table-cell office:value-type="string">
            <text:p>&lt;Explosives&gt;</text:p>
          </table:table-cell>
          <table:table-cell table:number-columns-repeated="8"/>
        </table:table-row>
        <table:table-row table:style-name="ro1">
          <table:table-cell office:value-type="float" office:value="123">
            <text:p>123</text:p>
          </table:table-cell>
          <table:covered-table-cell table:style-name="ce2"/>
          <table:table-cell office:value-type="string">
            <text:p>&lt;Explosives&gt;</text:p>
          </table:table-cell>
          <table:table-cell table:number-columns-repeated="8"/>
        </table:table-row>
        <table:table-row table:style-name="ro1">
          <table:table-cell office:value-type="float" office:value="124">
            <text:p>124</text:p>
          </table:table-cell>
          <table:covered-table-cell table:style-name="ce2"/>
          <table:table-cell office:value-type="string">
            <text:p>&lt;Explosives&gt;</text:p>
          </table:table-cell>
          <table:table-cell table:number-columns-repeated="8"/>
        </table:table-row>
        <table:table-row table:style-name="ro1">
          <table:table-cell office:value-type="float" office:value="125">
            <text:p>125</text:p>
          </table:table-cell>
          <table:table-cell table:style-name="ce1" office:value-type="string" table:number-columns-spanned="1" table:number-rows-spanned="16">
            <text:p>Weapons</text:p>
          </table:table-cell>
          <table:table-cell office:value-type="string">
            <text:p>&lt;Laser&gt;</text:p>
          </table:table-cell>
          <table:table-cell table:number-columns-repeated="8"/>
        </table:table-row>
        <table:table-row table:style-name="ro1">
          <table:table-cell office:value-type="float" office:value="126">
            <text:p>126</text:p>
          </table:table-cell>
          <table:covered-table-cell table:style-name="ce1"/>
          <table:table-cell office:value-type="string">
            <text:p>&lt;Laser&gt;</text:p>
          </table:table-cell>
          <table:table-cell table:number-columns-repeated="8"/>
        </table:table-row>
        <table:table-row table:style-name="ro1">
          <table:table-cell office:value-type="float" office:value="127">
            <text:p>127</text:p>
          </table:table-cell>
          <table:covered-table-cell table:style-name="ce1"/>
          <table:table-cell office:value-type="string">
            <text:p>&lt;Laser&gt;</text:p>
          </table:table-cell>
          <table:table-cell table:number-columns-repeated="8"/>
        </table:table-row>
        <table:table-row table:style-name="ro1">
          <table:table-cell office:value-type="float" office:value="128">
            <text:p>128</text:p>
          </table:table-cell>
          <table:covered-table-cell table:style-name="ce1"/>
          <table:table-cell office:value-type="string">
            <text:p>&lt;Laser&gt;</text:p>
          </table:table-cell>
          <table:table-cell table:number-columns-repeated="8"/>
        </table:table-row>
        <table:table-row table:style-name="ro1">
          <table:table-cell office:value-type="float" office:value="129">
            <text:p>129</text:p>
          </table:table-cell>
          <table:covered-table-cell table:style-name="ce1"/>
          <table:table-cell office:value-type="string">
            <text:p>&lt;Ion&gt;</text:p>
          </table:table-cell>
          <table:table-cell table:number-columns-repeated="8"/>
        </table:table-row>
        <table:table-row table:style-name="ro1">
          <table:table-cell office:value-type="float" office:value="130">
            <text:p>130</text:p>
          </table:table-cell>
          <table:covered-table-cell table:style-name="ce1"/>
          <table:table-cell office:value-type="string">
            <text:p>&lt;Ion&gt;</text:p>
          </table:table-cell>
          <table:table-cell table:number-columns-repeated="8"/>
        </table:table-row>
        <table:table-row table:style-name="ro1">
          <table:table-cell office:value-type="float" office:value="131">
            <text:p>131</text:p>
          </table:table-cell>
          <table:covered-table-cell table:style-name="ce1"/>
          <table:table-cell office:value-type="string">
            <text:p>&lt;Ion&gt;</text:p>
          </table:table-cell>
          <table:table-cell table:number-columns-repeated="8"/>
        </table:table-row>
        <table:table-row table:style-name="ro1">
          <table:table-cell office:value-type="float" office:value="132">
            <text:p>132</text:p>
          </table:table-cell>
          <table:covered-table-cell table:style-name="ce1"/>
          <table:table-cell office:value-type="string">
            <text:p>&lt;Ion&gt;</text:p>
          </table:table-cell>
          <table:table-cell table:number-columns-repeated="8"/>
        </table:table-row>
        <table:table-row table:style-name="ro1">
          <table:table-cell office:value-type="float" office:value="133">
            <text:p>133</text:p>
          </table:table-cell>
          <table:covered-table-cell table:style-name="ce1"/>
          <table:table-cell office:value-type="string">
            <text:p>&lt;Plasma&gt;</text:p>
          </table:table-cell>
          <table:table-cell table:number-columns-repeated="8"/>
        </table:table-row>
        <table:table-row table:style-name="ro1">
          <table:table-cell office:value-type="float" office:value="134">
            <text:p>134</text:p>
          </table:table-cell>
          <table:covered-table-cell table:style-name="ce1"/>
          <table:table-cell office:value-type="string">
            <text:p>&lt;Plasma&gt;</text:p>
          </table:table-cell>
          <table:table-cell table:number-columns-repeated="8"/>
        </table:table-row>
        <table:table-row table:style-name="ro1">
          <table:table-cell office:value-type="float" office:value="135">
            <text:p>135</text:p>
          </table:table-cell>
          <table:covered-table-cell table:style-name="ce1"/>
          <table:table-cell office:value-type="string">
            <text:p>&lt;Plasma&gt;</text:p>
          </table:table-cell>
          <table:table-cell table:number-columns-repeated="8"/>
        </table:table-row>
        <table:table-row table:style-name="ro1">
          <table:table-cell office:value-type="float" office:value="136">
            <text:p>136</text:p>
          </table:table-cell>
          <table:covered-table-cell table:style-name="ce1"/>
          <table:table-cell office:value-type="string">
            <text:p>&lt;Plasma&gt;</text:p>
          </table:table-cell>
          <table:table-cell table:number-columns-repeated="8"/>
        </table:table-row>
        <table:table-row table:style-name="ro1">
          <table:table-cell office:value-type="float" office:value="137">
            <text:p>137</text:p>
          </table:table-cell>
          <table:covered-table-cell table:style-name="ce1"/>
          <table:table-cell office:value-type="string">
            <text:p>&lt;Warpweapon&gt;</text:p>
          </table:table-cell>
          <table:table-cell table:number-columns-repeated="8"/>
        </table:table-row>
        <table:table-row table:style-name="ro1">
          <table:table-cell office:value-type="float" office:value="138">
            <text:p>138</text:p>
          </table:table-cell>
          <table:covered-table-cell table:style-name="ce1"/>
          <table:table-cell office:value-type="string">
            <text:p>&lt;Warpweapon&gt;</text:p>
          </table:table-cell>
          <table:table-cell table:number-columns-repeated="8"/>
        </table:table-row>
        <table:table-row table:style-name="ro1">
          <table:table-cell office:value-type="float" office:value="139">
            <text:p>139</text:p>
          </table:table-cell>
          <table:covered-table-cell table:style-name="ce1"/>
          <table:table-cell office:value-type="string">
            <text:p>&lt;Warpweapon&gt;</text:p>
          </table:table-cell>
          <table:table-cell table:number-columns-repeated="8"/>
        </table:table-row>
        <table:table-row table:style-name="ro1">
          <table:table-cell office:value-type="float" office:value="140">
            <text:p>140</text:p>
          </table:table-cell>
          <table:covered-table-cell table:style-name="ce1"/>
          <table:table-cell office:value-type="string">
            <text:p>&lt;Warpweapon&gt;</text:p>
          </table:table-cell>
          <table:table-cell table:number-columns-repeated="8"/>
        </table:table-row>
        <table:table-row table:style-name="ro1">
          <table:table-cell office:value-type="float" office:value="141">
            <text:p>141</text:p>
          </table:table-cell>
          <table:table-cell table:style-name="ce1" office:value-type="string" table:number-columns-spanned="1" table:number-rows-spanned="6">
            <text:p>Miners</text:p>
          </table:table-cell>
          <table:table-cell office:value-type="string">
            <text:p>&lt;Miner&gt;</text:p>
          </table:table-cell>
          <table:table-cell table:number-columns-repeated="8"/>
        </table:table-row>
        <table:table-row table:style-name="ro1">
          <table:table-cell office:value-type="float" office:value="142">
            <text:p>142</text:p>
          </table:table-cell>
          <table:covered-table-cell table:style-name="ce1"/>
          <table:table-cell office:value-type="string">
            <text:p>&lt;Miner&gt;</text:p>
          </table:table-cell>
          <table:table-cell table:number-columns-repeated="8"/>
        </table:table-row>
        <table:table-row table:style-name="ro1">
          <table:table-cell office:value-type="float" office:value="143">
            <text:p>143</text:p>
          </table:table-cell>
          <table:covered-table-cell table:style-name="ce1"/>
          <table:table-cell office:value-type="string">
            <text:p>&lt;Miner&gt;</text:p>
          </table:table-cell>
          <table:table-cell table:number-columns-repeated="8"/>
        </table:table-row>
        <table:table-row table:style-name="ro1">
          <table:table-cell office:value-type="float" office:value="144">
            <text:p>144</text:p>
          </table:table-cell>
          <table:covered-table-cell table:style-name="ce1"/>
          <table:table-cell office:value-type="string">
            <text:p>&lt;Disassembler&gt;</text:p>
          </table:table-cell>
          <table:table-cell table:number-columns-repeated="8"/>
        </table:table-row>
        <table:table-row table:style-name="ro1">
          <table:table-cell office:value-type="float" office:value="145">
            <text:p>145</text:p>
          </table:table-cell>
          <table:covered-table-cell table:style-name="ce1"/>
          <table:table-cell office:value-type="string">
            <text:p>&lt;Disassembler&gt;</text:p>
          </table:table-cell>
          <table:table-cell table:number-columns-repeated="8"/>
        </table:table-row>
        <table:table-row table:style-name="ro1">
          <table:table-cell office:value-type="float" office:value="146">
            <text:p>146</text:p>
          </table:table-cell>
          <table:covered-table-cell table:style-name="ce1"/>
          <table:table-cell office:value-type="string">
            <text:p>&lt;Disassembler&gt;</text:p>
          </table:table-cell>
          <table:table-cell table:number-columns-repeated="8"/>
        </table:table-row>
        <table:table-row table:style-name="ro1">
          <table:table-cell office:value-type="float" office:value="147">
            <text:p>147</text:p>
          </table:table-cell>
          <table:table-cell table:style-name="ce1" office:value-type="string" table:number-columns-spanned="1" table:number-rows-spanned="3">
            <text:p>Assembler</text:p>
          </table:table-cell>
          <table:table-cell office:value-type="string">
            <text:p>&lt;Assembler&gt;</text:p>
          </table:table-cell>
          <table:table-cell table:number-columns-repeated="8"/>
        </table:table-row>
        <table:table-row table:style-name="ro1">
          <table:table-cell office:value-type="float" office:value="148">
            <text:p>148</text:p>
          </table:table-cell>
          <table:covered-table-cell table:style-name="ce1"/>
          <table:table-cell office:value-type="string">
            <text:p>&lt;Assembler&gt;</text:p>
          </table:table-cell>
          <table:table-cell table:number-columns-repeated="8"/>
        </table:table-row>
        <table:table-row table:style-name="ro1">
          <table:table-cell office:value-type="float" office:value="149">
            <text:p>149</text:p>
          </table:table-cell>
          <table:covered-table-cell table:style-name="ce1"/>
          <table:table-cell office:value-type="string">
            <text:p>&lt;Assembler&gt;</text:p>
          </table:table-cell>
          <table:table-cell table:number-columns-repeated="8"/>
        </table:table-row>
        <table:table-row table:style-name="ro1">
          <table:table-cell office:value-type="float" office:value="150">
            <text:p>150</text:p>
          </table:table-cell>
          <table:table-cell office:value-type="string" table:number-columns-spanned="1" table:number-rows-spanned="3">
            <text:p>Tracktor Beams / Pushers</text:p>
          </table:table-cell>
          <table:table-cell office:value-type="string">
            <text:p>&lt;Magnetic&gt;</text:p>
          </table:table-cell>
          <table:table-cell table:number-columns-repeated="8"/>
        </table:table-row>
        <table:table-row table:style-name="ro1">
          <table:table-cell office:value-type="float" office:value="151">
            <text:p>151</text:p>
          </table:table-cell>
          <table:covered-table-cell/>
          <table:table-cell office:value-type="string">
            <text:p>&lt;Gravity&gt;</text:p>
          </table:table-cell>
          <table:table-cell table:number-columns-repeated="8"/>
        </table:table-row>
        <table:table-row table:style-name="ro1">
          <table:table-cell office:value-type="float" office:value="152">
            <text:p>152</text:p>
          </table:table-cell>
          <table:covered-table-cell/>
          <table:table-cell office:value-type="string">
            <text:p>&lt;Warp&gt;</text:p>
          </table:table-cell>
          <table:table-cell table:number-columns-repeated="8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Jumppoint</text:p>
          </table:table-cell>
          <table:table-cell office:value-type="string">
            <text:p>Portal</text:p>
          </table:table-cell>
          <table:table-cell table:number-columns-repeated="8"/>
        </table:table-row>
        <table:table-row table:style-name="ro1">
          <table:table-cell office:value-type="float" office:value="154">
            <text:p>154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55">
            <text:p>155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56">
            <text:p>156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57">
            <text:p>157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58">
            <text:p>158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59">
            <text:p>159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60">
            <text:p>160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61">
            <text:p>161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62">
            <text:p>162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63">
            <text:p>163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64">
            <text:p>164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65">
            <text:p>165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66">
            <text:p>166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67">
            <text:p>167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68">
            <text:p>168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69">
            <text:p>169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70">
            <text:p>170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71">
            <text:p>171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72">
            <text:p>172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73">
            <text:p>173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74">
            <text:p>174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75">
            <text:p>175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76">
            <text:p>176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77">
            <text:p>177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78">
            <text:p>178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79">
            <text:p>179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80">
            <text:p>180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81">
            <text:p>181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82">
            <text:p>182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83">
            <text:p>183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84">
            <text:p>184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85">
            <text:p>185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86">
            <text:p>186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87">
            <text:p>187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88">
            <text:p>188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89">
            <text:p>189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90">
            <text:p>190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91">
            <text:p>191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92">
            <text:p>192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93">
            <text:p>193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94">
            <text:p>194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95">
            <text:p>195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96">
            <text:p>196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97">
            <text:p>197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98">
            <text:p>198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99">
            <text:p>199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00">
            <text:p>200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01">
            <text:p>201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02">
            <text:p>202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03">
            <text:p>203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04">
            <text:p>204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05">
            <text:p>205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06">
            <text:p>206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07">
            <text:p>207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08">
            <text:p>208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09">
            <text:p>209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10">
            <text:p>210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11">
            <text:p>211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12">
            <text:p>212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13">
            <text:p>213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14">
            <text:p>214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15">
            <text:p>215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16">
            <text:p>216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17">
            <text:p>217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18">
            <text:p>218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19">
            <text:p>219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20">
            <text:p>220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21">
            <text:p>221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22">
            <text:p>222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23">
            <text:p>223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24">
            <text:p>224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25">
            <text:p>225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26">
            <text:p>226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27">
            <text:p>227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28">
            <text:p>228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29">
            <text:p>229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30">
            <text:p>230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31">
            <text:p>231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32">
            <text:p>232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33">
            <text:p>233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34">
            <text:p>234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35">
            <text:p>235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36">
            <text:p>236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37">
            <text:p>237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38">
            <text:p>238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39">
            <text:p>239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40">
            <text:p>240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41">
            <text:p>241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42">
            <text:p>242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43">
            <text:p>243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44">
            <text:p>244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45">
            <text:p>245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46">
            <text:p>246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47">
            <text:p>247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48">
            <text:p>248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49">
            <text:p>249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50">
            <text:p>250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51">
            <text:p>251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52">
            <text:p>252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53">
            <text:p>253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54">
            <text:p>254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55">
            <text:p>255</text:p>
          </table:table-cell>
          <table:table-cell/>
          <table:table-cell/>
          <table:table-cell table:number-columns-repeated="8"/>
        </table:table-row>
      </table:table>
      <table:table table:name="Matter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3" office:value-type="string">
            <text:p>Name (REFERENCE)</text:p>
          </table:table-cell>
          <table:table-cell table:style-name="ce3" office:value-type="string">
            <text:p>Rarity (Smaller = Rarer)</text:p>
          </table:table-cell>
          <table:table-cell table:style-name="ce3" office:value-type="string">
            <text:p>Occurency</text:p>
          </table:table-cell>
          <table:table-cell table:number-columns-repeated="2"/>
        </table:table-row>
        <table:table-row table:style-name="ro1">
          <table:table-cell table:formula="of:=[Components.C2]" office:value-type="string" office:string-value="Water">
            <text:p>Water</text:p>
          </table:table-cell>
          <table:table-cell office:value-type="float" office:value="60">
            <text:p>60</text:p>
          </table:table-cell>
          <table:table-cell table:formula="of:= [.B2]/[.E$3]" office:value-type="float" office:value="0.0312989045383412">
            <text:p>0,03</text:p>
          </table:table-cell>
          <table:table-cell table:style-name="ce3" office:value-type="string">
            <text:p>Matter Distribution</text:p>
          </table:table-cell>
          <table:table-cell/>
        </table:table-row>
        <table:table-row table:style-name="ro1">
          <table:table-cell table:formula="of:=[Components.C3]" office:value-type="string" office:string-value="Ice">
            <text:p>Ice</text:p>
          </table:table-cell>
          <table:table-cell office:value-type="float" office:value="1000">
            <text:p>1000</text:p>
          </table:table-cell>
          <table:table-cell table:formula="of:= [.B3]/[.E$3]" office:value-type="float" office:value="0.521648408972353">
            <text:p>0,52</text:p>
          </table:table-cell>
          <table:table-cell office:value-type="string">
            <text:p>Rarity Sum:</text:p>
          </table:table-cell>
          <table:table-cell table:formula="of:=SUM([.B2:.B31])" office:value-type="float" office:value="1917">
            <text:p>1917</text:p>
          </table:table-cell>
        </table:table-row>
        <table:table-row table:style-name="ro1">
          <table:table-cell table:formula="of:=[Components.C4]" office:value-type="string" office:string-value="Plutonic Rock">
            <text:p>Plutonic Rock</text:p>
          </table:table-cell>
          <table:table-cell office:value-type="float" office:value="40">
            <text:p>40</text:p>
          </table:table-cell>
          <table:table-cell table:formula="of:= [.B4]/[.E$3]" office:value-type="float" office:value="0.0208659363588941">
            <text:p>0,02</text:p>
          </table:table-cell>
          <table:table-cell table:number-columns-repeated="2"/>
        </table:table-row>
        <table:table-row table:style-name="ro1">
          <table:table-cell table:formula="of:=[Components.C5]" office:value-type="string" office:string-value="Volcanic Rock">
            <text:p>Volcanic Rock</text:p>
          </table:table-cell>
          <table:table-cell office:value-type="float" office:value="40">
            <text:p>40</text:p>
          </table:table-cell>
          <table:table-cell table:formula="of:= [.B5]/[.E$3]" office:value-type="float" office:value="0.0208659363588941">
            <text:p>0,02</text:p>
          </table:table-cell>
          <table:table-cell office:value-type="string">
            <text:p>Hydrogen</text:p>
          </table:table-cell>
          <table:table-cell table:formula="of:=SUMPRODUCT([Components.E$2:Components.E$31]; [.B$2:.B$31])" office:value-type="float" office:value="10111">
            <text:p>10111</text:p>
          </table:table-cell>
        </table:table-row>
        <table:table-row table:style-name="ro1">
          <table:table-cell table:formula="of:=[Components.C6]" office:value-type="string" office:string-value="Clastic Sedimentary Rock">
            <text:p>Clastic Sedimentary Rock</text:p>
          </table:table-cell>
          <table:table-cell office:value-type="float" office:value="30">
            <text:p>30</text:p>
          </table:table-cell>
          <table:table-cell table:formula="of:= [.B6]/[.E$3]" office:value-type="float" office:value="0.0156494522691706">
            <text:p>0,02</text:p>
          </table:table-cell>
          <table:table-cell office:value-type="string">
            <text:p>Carbon</text:p>
          </table:table-cell>
          <table:table-cell table:formula="of:=SUMPRODUCT([Components.F$2:Components.F$31]; [.B$2:.B$31])" office:value-type="float" office:value="1436">
            <text:p>1436</text:p>
          </table:table-cell>
        </table:table-row>
        <table:table-row table:style-name="ro1">
          <table:table-cell table:formula="of:=[Components.C7]" office:value-type="string" office:string-value="Chemical Sedimentary Rock">
            <text:p>Chemical Sedimentary Rock</text:p>
          </table:table-cell>
          <table:table-cell office:value-type="float" office:value="30">
            <text:p>30</text:p>
          </table:table-cell>
          <table:table-cell table:formula="of:= [.B7]/[.E$3]" office:value-type="float" office:value="0.0156494522691706">
            <text:p>0,02</text:p>
          </table:table-cell>
          <table:table-cell office:value-type="string">
            <text:p>Metal</text:p>
          </table:table-cell>
          <table:table-cell table:formula="of:=SUMPRODUCT([Components.G$2:Components.G$31]; [.B$2:.B$31])" office:value-type="float" office:value="4756">
            <text:p>4756</text:p>
          </table:table-cell>
        </table:table-row>
        <table:table-row table:style-name="ro1">
          <table:table-cell table:formula="of:=[Components.C8]" office:value-type="string" office:string-value="Salt">
            <text:p>Salt</text:p>
          </table:table-cell>
          <table:table-cell office:value-type="float" office:value="75">
            <text:p>75</text:p>
          </table:table-cell>
          <table:table-cell table:formula="of:= [.B8]/[.E$3]" office:value-type="float" office:value="0.0391236306729264">
            <text:p>0,04</text:p>
          </table:table-cell>
          <table:table-cell office:value-type="string">
            <text:p>Rare Earth Elements</text:p>
          </table:table-cell>
          <table:table-cell table:formula="of:=SUMPRODUCT([Components.H$2:Components.H$31]; [.B$2:.B$31])" office:value-type="float" office:value="743">
            <text:p>743</text:p>
          </table:table-cell>
        </table:table-row>
        <table:table-row table:style-name="ro1">
          <table:table-cell table:formula="of:=[Components.C9]" office:value-type="string" office:string-value="Metamorphic Rock">
            <text:p>Metamorphic Rock</text:p>
          </table:table-cell>
          <table:table-cell office:value-type="float" office:value="30">
            <text:p>30</text:p>
          </table:table-cell>
          <table:table-cell table:formula="of:= [.B9]/[.E$3]" office:value-type="float" office:value="0.0156494522691706">
            <text:p>0,02</text:p>
          </table:table-cell>
          <table:table-cell office:value-type="string">
            <text:p>Semiconductors</text:p>
          </table:table-cell>
          <table:table-cell table:formula="of:=SUMPRODUCT([Components.I$2:Components.I$31]; [.B$2:.B$31])" office:value-type="float" office:value="2195">
            <text:p>2195</text:p>
          </table:table-cell>
        </table:table-row>
        <table:table-row table:style-name="ro1">
          <table:table-cell table:formula="of:=[Components.C10]" office:value-type="string" office:string-value="Ore">
            <text:p>Ore</text:p>
          </table:table-cell>
          <table:table-cell office:value-type="float" office:value="400">
            <text:p>400</text:p>
          </table:table-cell>
          <table:table-cell table:formula="of:= [.B10]/[.E$3]" office:value-type="float" office:value="0.208659363588941">
            <text:p>0,21</text:p>
          </table:table-cell>
          <table:table-cell office:value-type="string">
            <text:p>Heisenbergium</text:p>
          </table:table-cell>
          <table:table-cell table:formula="of:=SUMPRODUCT([Components.J$2:Components.J$31]; [.B$2:.B$31])" office:value-type="float" office:value="10">
            <text:p>10</text:p>
          </table:table-cell>
        </table:table-row>
        <table:table-row table:style-name="ro1">
          <table:table-cell table:formula="of:=[Components.C11]" office:value-type="string" office:string-value="Rare Ore">
            <text:p>Rare Ore</text:p>
          </table:table-cell>
          <table:table-cell office:value-type="float" office:value="20">
            <text:p>20</text:p>
          </table:table-cell>
          <table:table-cell table:formula="of:= [.B11]/[.E$3]" office:value-type="float" office:value="0.0104329681794471">
            <text:p>0,01</text:p>
          </table:table-cell>
          <table:table-cell table:number-columns-repeated="2"/>
        </table:table-row>
        <table:table-row table:style-name="ro1">
          <table:table-cell table:formula="of:=[Components.C12]" office:value-type="string" office:string-value="Forzen Gas">
            <text:p>Forzen Gas</text:p>
          </table:table-cell>
          <table:table-cell office:value-type="float" office:value="10">
            <text:p>10</text:p>
          </table:table-cell>
          <table:table-cell table:formula="of:= [.B12]/[.E$3]" office:value-type="float" office:value="0.00521648408972353">
            <text:p>0,01</text:p>
          </table:table-cell>
          <table:table-cell table:number-columns-repeated="2"/>
        </table:table-row>
        <table:table-row table:style-name="ro1">
          <table:table-cell table:formula="of:=[Components.C13]" office:value-type="string" office:string-value="Pyroklastite">
            <text:p>Pyroklastite</text:p>
          </table:table-cell>
          <table:table-cell office:value-type="float" office:value="60">
            <text:p>60</text:p>
          </table:table-cell>
          <table:table-cell table:formula="of:= [.B13]/[.E$3]" office:value-type="float" office:value="0.0312989045383412">
            <text:p>0,03</text:p>
          </table:table-cell>
          <table:table-cell table:number-columns-repeated="2"/>
        </table:table-row>
        <table:table-row table:style-name="ro1">
          <table:table-cell table:formula="of:=[Components.C14]" office:value-type="string" office:string-value="Silicate">
            <text:p>Silicate</text:p>
          </table:table-cell>
          <table:table-cell office:value-type="float" office:value="55">
            <text:p>55</text:p>
          </table:table-cell>
          <table:table-cell table:formula="of:= [.B14]/[.E$3]" office:value-type="float" office:value="0.0286906624934794">
            <text:p>0,03</text:p>
          </table:table-cell>
          <table:table-cell table:number-columns-repeated="2"/>
        </table:table-row>
        <table:table-row table:style-name="ro1">
          <table:table-cell table:formula="of:=[Components.C15]" office:value-type="string" office:string-value="Magnetite">
            <text:p>Magnetite</text:p>
          </table:table-cell>
          <table:table-cell office:value-type="float" office:value="6">
            <text:p>6</text:p>
          </table:table-cell>
          <table:table-cell table:formula="of:= [.B15]/[.E$3]" office:value-type="float" office:value="0.00312989045383412">
            <text:p>0</text:p>
          </table:table-cell>
          <table:table-cell table:number-columns-repeated="2"/>
        </table:table-row>
        <table:table-row table:style-name="ro1">
          <table:table-cell table:formula="of:=[Components.C16]" office:value-type="string" office:string-value="Gold">
            <text:p>Gold</text:p>
          </table:table-cell>
          <table:table-cell office:value-type="float" office:value="3">
            <text:p>3</text:p>
          </table:table-cell>
          <table:table-cell table:formula="of:= [.B16]/[.E$3]" office:value-type="float" office:value="0.00156494522691706">
            <text:p>0</text:p>
          </table:table-cell>
          <table:table-cell table:number-columns-repeated="2"/>
        </table:table-row>
        <table:table-row table:style-name="ro1">
          <table:table-cell table:formula="of:=[Components.C17]" office:value-type="string" office:string-value="Lava">
            <text:p>Lava</text:p>
          </table:table-cell>
          <table:table-cell office:value-type="float" office:value="15">
            <text:p>15</text:p>
          </table:table-cell>
          <table:table-cell table:formula="of:= [.B17]/[.E$3]" office:value-type="float" office:value="0.00782472613458529">
            <text:p>0,01</text:p>
          </table:table-cell>
          <table:table-cell table:number-columns-repeated="2"/>
        </table:table-row>
        <table:table-row table:style-name="ro1">
          <table:table-cell table:formula="of:=[Components.C18]" office:value-type="string" office:string-value="Sand">
            <text:p>Sand</text:p>
          </table:table-cell>
          <table:table-cell office:value-type="float" office:value="2">
            <text:p>2</text:p>
          </table:table-cell>
          <table:table-cell table:formula="of:= [.B18]/[.E$3]" office:value-type="float" office:value="0.00104329681794471">
            <text:p>0</text:p>
          </table:table-cell>
          <table:table-cell table:number-columns-repeated="2"/>
        </table:table-row>
        <table:table-row table:style-name="ro1">
          <table:table-cell table:formula="of:=[Components.C19]" office:value-type="string" office:string-value="Garbage">
            <text:p>Garbage</text:p>
          </table:table-cell>
          <table:table-cell office:value-type="float" office:value="5">
            <text:p>5</text:p>
          </table:table-cell>
          <table:table-cell table:formula="of:= [.B19]/[.E$3]" office:value-type="float" office:value="0.00260824204486176">
            <text:p>0</text:p>
          </table:table-cell>
          <table:table-cell table:number-columns-repeated="2"/>
        </table:table-row>
        <table:table-row table:style-name="ro1">
          <table:table-cell table:formula="of:=[Components.C20]" office:value-type="string" office:string-value="Organic Sedimentary Rock">
            <text:p>Organic Sedimentary Rock</text:p>
          </table:table-cell>
          <table:table-cell office:value-type="float" office:value="8">
            <text:p>8</text:p>
          </table:table-cell>
          <table:table-cell table:formula="of:= [.B20]/[.E$3]" office:value-type="float" office:value="0.00417318727177882">
            <text:p>0</text:p>
          </table:table-cell>
          <table:table-cell table:number-columns-repeated="2"/>
        </table:table-row>
        <table:table-row table:style-name="ro1">
          <table:table-cell table:formula="of:=[Components.C21]" office:value-type="string" office:string-value="Wood">
            <text:p>Wood</text:p>
          </table:table-cell>
          <table:table-cell office:value-type="float" office:value="2">
            <text:p>2</text:p>
          </table:table-cell>
          <table:table-cell table:formula="of:= [.B21]/[.E$3]" office:value-type="float" office:value="0.00104329681794471">
            <text:p>0</text:p>
          </table:table-cell>
          <table:table-cell table:number-columns-repeated="2"/>
        </table:table-row>
        <table:table-row table:style-name="ro1">
          <table:table-cell table:formula="of:=[Components.C22]" office:value-type="string" office:string-value="Earth">
            <text:p>Earth</text:p>
          </table:table-cell>
          <table:table-cell office:value-type="float" office:value="1">
            <text:p>1</text:p>
          </table:table-cell>
          <table:table-cell table:formula="of:= [.B22]/[.E$3]" office:value-type="float" office:value="0.000521648408972353">
            <text:p>0</text:p>
          </table:table-cell>
          <table:table-cell table:number-columns-repeated="2"/>
        </table:table-row>
        <table:table-row table:style-name="ro1">
          <table:table-cell table:formula="of:=[Components.C23]" office:value-type="string" office:string-value="Grass">
            <text:p>Grass</text:p>
          </table:table-cell>
          <table:table-cell office:value-type="float" office:value="1">
            <text:p>1</text:p>
          </table:table-cell>
          <table:table-cell table:formula="of:= [.B23]/[.E$3]" office:value-type="float" office:value="0.000521648408972353">
            <text:p>0</text:p>
          </table:table-cell>
          <table:table-cell table:number-columns-repeated="2"/>
        </table:table-row>
        <table:table-row table:style-name="ro1">
          <table:table-cell table:formula="of:=[Components.C24]" office:value-type="string" office:string-value="Fungus">
            <text:p>Fungus</text:p>
          </table:table-cell>
          <table:table-cell office:value-type="float" office:value="3">
            <text:p>3</text:p>
          </table:table-cell>
          <table:table-cell table:formula="of:= [.B24]/[.E$3]" office:value-type="float" office:value="0.00156494522691706">
            <text:p>0</text:p>
          </table:table-cell>
          <table:table-cell table:number-columns-repeated="2"/>
        </table:table-row>
        <table:table-row table:style-name="ro1">
          <table:table-cell table:formula="of:=[Components.C25]" office:value-type="string" office:string-value="Chalk">
            <text:p>Chalk</text:p>
          </table:table-cell>
          <table:table-cell office:value-type="float" office:value="4">
            <text:p>4</text:p>
          </table:table-cell>
          <table:table-cell table:formula="of:= [.B25]/[.E$3]" office:value-type="float" office:value="0.00208659363588941">
            <text:p>0</text:p>
          </table:table-cell>
          <table:table-cell table:number-columns-repeated="2"/>
        </table:table-row>
        <table:table-row table:style-name="ro1">
          <table:table-cell table:formula="of:=[Components.C26]" office:value-type="string" office:string-value="Algae">
            <text:p>Algae</text:p>
          </table:table-cell>
          <table:table-cell office:value-type="float" office:value="4">
            <text:p>4</text:p>
          </table:table-cell>
          <table:table-cell table:formula="of:= [.B26]/[.E$3]" office:value-type="float" office:value="0.00208659363588941">
            <text:p>0</text:p>
          </table:table-cell>
          <table:table-cell table:number-columns-repeated="2"/>
        </table:table-row>
        <table:table-row table:style-name="ro1">
          <table:table-cell table:formula="of:=[Components.C27]" office:value-type="string" office:string-value="Oil">
            <text:p>Oil</text:p>
          </table:table-cell>
          <table:table-cell office:value-type="float" office:value="5">
            <text:p>5</text:p>
          </table:table-cell>
          <table:table-cell table:formula="of:= [.B27]/[.E$3]" office:value-type="float" office:value="0.00260824204486176">
            <text:p>0</text:p>
          </table:table-cell>
          <table:table-cell table:number-columns-repeated="2"/>
        </table:table-row>
        <table:table-row table:style-name="ro1">
          <table:table-cell table:formula="of:=[Components.C28]" office:value-type="string" office:string-value="Leafs">
            <text:p>Leafs</text:p>
          </table:table-cell>
          <table:table-cell office:value-type="float" office:value="3">
            <text:p>3</text:p>
          </table:table-cell>
          <table:table-cell table:formula="of:= [.B28]/[.E$3]" office:value-type="float" office:value="0.00156494522691706">
            <text:p>0</text:p>
          </table:table-cell>
          <table:table-cell table:number-columns-repeated="2"/>
        </table:table-row>
        <table:table-row table:style-name="ro1">
          <table:table-cell table:formula="of:=[Components.C29]" office:value-type="string" office:string-value="Plastic">
            <text:p>Plastic</text:p>
          </table:table-cell>
          <table:table-cell office:value-type="float" office:value="1">
            <text:p>1</text:p>
          </table:table-cell>
          <table:table-cell table:formula="of:= [.B29]/[.E$3]" office:value-type="float" office:value="0.000521648408972353">
            <text:p>0</text:p>
          </table:table-cell>
          <table:table-cell table:number-columns-repeated="2"/>
        </table:table-row>
        <table:table-row table:style-name="ro1">
          <table:table-cell table:formula="of:=[Components.C30]" office:value-type="string" office:string-value="Crystalin Solar Matter">
            <text:p>Crystalin Solar Matter</text:p>
          </table:table-cell>
          <table:table-cell office:value-type="float" office:value="2">
            <text:p>2</text:p>
          </table:table-cell>
          <table:table-cell table:formula="of:= [.B30]/[.E$3]" office:value-type="float" office:value="0.00104329681794471">
            <text:p>0</text:p>
          </table:table-cell>
          <table:table-cell table:number-columns-repeated="2"/>
        </table:table-row>
        <table:table-row table:style-name="ro1">
          <table:table-cell table:formula="of:=[Components.C31]" office:value-type="string" office:string-value="Heisenberg Plasma">
            <text:p>Heisenberg Plasma</text:p>
          </table:table-cell>
          <table:table-cell office:value-type="float" office:value="2">
            <text:p>2</text:p>
          </table:table-cell>
          <table:table-cell table:formula="of:= [.B31]/[.E$3]" office:value-type="float" office:value="0.00104329681794471">
            <text:p>0</text:p>
          </table:table-cell>
          <table:table-cell table:number-columns-repeated="2"/>
        </table:table-row>
        <table:table-row table:style-name="ro1">
          <table:table-cell table:formula="of:=[Components.C32]" office:value-type="string" office:string-value="Hydrogen Plasma">
            <text:p>Hydrogen Plasma</text:p>
          </table:table-cell>
          <table:table-cell office:value-type="float" office:value="1000000">
            <text:p>1000000</text:p>
          </table:table-cell>
          <table:table-cell table:formula="of:= [.B32]/[.E$3]" office:value-type="float" office:value="521.648408972353">
            <text:p>521,65</text:p>
          </table:table-cell>
          <table:table-cell table:number-columns-repeated="2"/>
        </table:table-row>
        <table:table-row table:style-name="ro1">
          <table:table-cell table:formula="of:=[Components.C33]" office:value-type="string" office:string-value="Helium Plasma">
            <text:p>Helium Plasma</text:p>
          </table:table-cell>
          <table:table-cell office:value-type="float" office:value="10000">
            <text:p>10000</text:p>
          </table:table-cell>
          <table:table-cell table:formula="of:= [.B33]/[.E$3]" office:value-type="float" office:value="5.21648408972353">
            <text:p>5,22</text:p>
          </table:table-cell>
          <table:table-cell table:number-columns-repeated="2"/>
        </table:table-row>
        <table:table-row table:style-name="ro1">
          <table:table-cell table:formula="of:=[Components.C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65]" office:value-type="float" office:value="0">
            <text:p>0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formula="of:=[Components.C66]" office:value-type="string" office:string-value="Computer I">
            <text:p>Computer I</text:p>
          </table:table-cell>
          <table:table-cell table:number-columns-repeated="4"/>
        </table:table-row>
        <table:table-row table:style-name="ro1">
          <table:table-cell table:formula="of:=[Components.C67]" office:value-type="string" office:string-value="Computer II">
            <text:p>Computer II</text:p>
          </table:table-cell>
          <table:table-cell table:number-columns-repeated="4"/>
        </table:table-row>
        <table:table-row table:style-name="ro1">
          <table:table-cell table:formula="of:=[Components.C68]" office:value-type="string" office:string-value="Computer III">
            <text:p>Computer III</text:p>
          </table:table-cell>
          <table:table-cell table:number-columns-repeated="4"/>
        </table:table-row>
        <table:table-row table:style-name="ro1">
          <table:table-cell table:formula="of:=[Components.C69]" office:value-type="string" office:string-value="Solar Cells">
            <text:p>Solar Cells</text:p>
          </table:table-cell>
          <table:table-cell table:number-columns-repeated="4"/>
        </table:table-row>
        <table:table-row table:style-name="ro1">
          <table:table-cell table:formula="of:=[Components.C70]" office:value-type="string" office:string-value="Super Absorbers">
            <text:p>Super Absorbers</text:p>
          </table:table-cell>
          <table:table-cell table:number-columns-repeated="4"/>
        </table:table-row>
        <table:table-row table:style-name="ro1">
          <table:table-cell table:formula="of:=[Components.C71]" office:value-type="string" office:string-value="&lt;Reactor&gt;">
            <text:p>&lt;Reactor&gt;</text:p>
          </table:table-cell>
          <table:table-cell table:number-columns-repeated="4"/>
        </table:table-row>
        <table:table-row table:style-name="ro1">
          <table:table-cell table:formula="of:=[Components.C72]" office:value-type="string" office:string-value="&lt;Reactor&gt;">
            <text:p>&lt;Reactor&gt;</text:p>
          </table:table-cell>
          <table:table-cell table:number-columns-repeated="4"/>
        </table:table-row>
        <table:table-row table:style-name="ro1">
          <table:table-cell table:formula="of:=[Components.C73]" office:value-type="string" office:string-value="Nuclear Reactor">
            <text:p>Nuclear Reactor</text:p>
          </table:table-cell>
          <table:table-cell table:number-columns-repeated="4"/>
        </table:table-row>
        <table:table-row table:style-name="ro1">
          <table:table-cell table:formula="of:=[Components.C74]" office:value-type="string" office:string-value="Fusion Reactor">
            <text:p>Fusion Reactor</text:p>
          </table:table-cell>
          <table:table-cell table:number-columns-repeated="4"/>
        </table:table-row>
        <table:table-row table:style-name="ro1">
          <table:table-cell table:formula="of:=[Components.C75]" office:value-type="string" office:string-value="Antimatter Reactor">
            <text:p>Antimatter Reactor</text:p>
          </table:table-cell>
          <table:table-cell table:number-columns-repeated="4"/>
        </table:table-row>
        <table:table-row table:style-name="ro1">
          <table:table-cell table:formula="of:=[Components.C76]" office:value-type="string" office:string-value="&lt;Reactor&gt;">
            <text:p>&lt;Reactor&gt;</text:p>
          </table:table-cell>
          <table:table-cell table:number-columns-repeated="4"/>
        </table:table-row>
        <table:table-row table:style-name="ro1">
          <table:table-cell table:formula="of:=[Components.C77]" office:value-type="string" office:string-value="Capacitor I">
            <text:p>Capacitor I</text:p>
          </table:table-cell>
          <table:table-cell table:number-columns-repeated="4"/>
        </table:table-row>
        <table:table-row table:style-name="ro1">
          <table:table-cell table:formula="of:=[Components.C78]" office:value-type="string" office:string-value="Capacitor II">
            <text:p>Capacitor II</text:p>
          </table:table-cell>
          <table:table-cell table:number-columns-repeated="4"/>
        </table:table-row>
        <table:table-row table:style-name="ro1">
          <table:table-cell table:formula="of:=[Components.C79]" office:value-type="string" office:string-value="Capacitor III">
            <text:p>Capacitor III</text:p>
          </table:table-cell>
          <table:table-cell table:number-columns-repeated="4"/>
        </table:table-row>
        <table:table-row table:style-name="ro1">
          <table:table-cell table:formula="of:=[Components.C80]" office:value-type="string" office:string-value="Lithium Accumulator I">
            <text:p>Lithium Accumulator I</text:p>
          </table:table-cell>
          <table:table-cell table:number-columns-repeated="4"/>
        </table:table-row>
        <table:table-row table:style-name="ro1">
          <table:table-cell table:formula="of:=[Components.C81]" office:value-type="string" office:string-value="Lithium Accumulator II">
            <text:p>Lithium Accumulator II</text:p>
          </table:table-cell>
          <table:table-cell table:number-columns-repeated="4"/>
        </table:table-row>
        <table:table-row table:style-name="ro1">
          <table:table-cell table:formula="of:=[Components.C82]" office:value-type="string" office:string-value="Lithium Accumulator III">
            <text:p>Lithium Accumulator III</text:p>
          </table:table-cell>
          <table:table-cell table:number-columns-repeated="4"/>
        </table:table-row>
        <table:table-row table:style-name="ro1">
          <table:table-cell table:formula="of:=[Components.C83]" office:value-type="string" office:string-value="Photon Accumulator I">
            <text:p>Photon Accumulator I</text:p>
          </table:table-cell>
          <table:table-cell table:number-columns-repeated="4"/>
        </table:table-row>
        <table:table-row table:style-name="ro1">
          <table:table-cell table:formula="of:=[Components.C84]" office:value-type="string" office:string-value="Photon Accumulator II">
            <text:p>Photon Accumulator II</text:p>
          </table:table-cell>
          <table:table-cell table:number-columns-repeated="4"/>
        </table:table-row>
        <table:table-row table:style-name="ro1">
          <table:table-cell table:formula="of:=[Components.C85]" office:value-type="string" office:string-value="Boson Accumulator I">
            <text:p>Boson Accumulator I</text:p>
          </table:table-cell>
          <table:table-cell table:number-columns-repeated="4"/>
        </table:table-row>
        <table:table-row table:style-name="ro1">
          <table:table-cell table:formula="of:=[Components.C86]" office:value-type="string" office:string-value="Boson Accumulator II">
            <text:p>Boson Accumulator II</text:p>
          </table:table-cell>
          <table:table-cell table:number-columns-repeated="4"/>
        </table:table-row>
        <table:table-row table:style-name="ro1">
          <table:table-cell table:formula="of:=[Components.C87]" office:value-type="string" office:string-value="Boson Accumulator III">
            <text:p>Boson Accumulator III</text:p>
          </table:table-cell>
          <table:table-cell table:number-columns-repeated="4"/>
        </table:table-row>
        <table:table-row table:style-name="ro1">
          <table:table-cell table:formula="of:=[Components.C88]" office:value-type="string" office:string-value="Boson Accumulator IV">
            <text:p>Boson Accumulator IV</text:p>
          </table:table-cell>
          <table:table-cell table:number-columns-repeated="4"/>
        </table:table-row>
        <table:table-row table:style-name="ro1">
          <table:table-cell table:formula="of:=[Components.C89]" office:value-type="string" office:string-value="Storage I">
            <text:p>Storage I</text:p>
          </table:table-cell>
          <table:table-cell table:number-columns-repeated="4"/>
        </table:table-row>
        <table:table-row table:style-name="ro1">
          <table:table-cell table:formula="of:=[Components.C90]" office:value-type="string" office:string-value="Storage II">
            <text:p>Storage II</text:p>
          </table:table-cell>
          <table:table-cell table:number-columns-repeated="4"/>
        </table:table-row>
        <table:table-row table:style-name="ro1">
          <table:table-cell table:formula="of:=[Components.C91]" office:value-type="string" office:string-value="Storage III">
            <text:p>Storage III</text:p>
          </table:table-cell>
          <table:table-cell table:number-columns-repeated="4"/>
        </table:table-row>
        <table:table-row table:style-name="ro1">
          <table:table-cell table:formula="of:=[Components.C92]" office:value-type="string" office:string-value="Storage IV">
            <text:p>Storage IV</text:p>
          </table:table-cell>
          <table:table-cell table:number-columns-repeated="4"/>
        </table:table-row>
        <table:table-row table:style-name="ro1">
          <table:table-cell table:formula="of:=[Components.C93]" office:value-type="string" office:string-value="Warpstorage I">
            <text:p>Warpstorage I</text:p>
          </table:table-cell>
          <table:table-cell table:number-columns-repeated="4"/>
        </table:table-row>
        <table:table-row table:style-name="ro1">
          <table:table-cell table:formula="of:=[Components.C94]" office:value-type="string" office:string-value="Warpstorage II">
            <text:p>Warpstorage II</text:p>
          </table:table-cell>
          <table:table-cell table:number-columns-repeated="4"/>
        </table:table-row>
        <table:table-row table:style-name="ro1">
          <table:table-cell table:formula="of:=[Components.C95]" office:value-type="string" office:string-value="Warpstorage III">
            <text:p>Warpstorage III</text:p>
          </table:table-cell>
          <table:table-cell table:number-columns-repeated="4"/>
        </table:table-row>
        <table:table-row table:style-name="ro1">
          <table:table-cell table:formula="of:=[Components.C96]" office:value-type="string" office:string-value="Warpstorage IV">
            <text:p>Warpstorage IV</text:p>
          </table:table-cell>
          <table:table-cell table:number-columns-repeated="4"/>
        </table:table-row>
        <table:table-row table:style-name="ro1">
          <table:table-cell table:formula="of:=[Components.C97]" office:value-type="string" office:string-value="Combustion Engine I">
            <text:p>Combustion Engine I</text:p>
          </table:table-cell>
          <table:table-cell table:number-columns-repeated="4"/>
        </table:table-row>
        <table:table-row table:style-name="ro1">
          <table:table-cell table:formula="of:=[Components.C98]" office:value-type="string" office:string-value="Combustion Engine II">
            <text:p>Combustion Engine II</text:p>
          </table:table-cell>
          <table:table-cell table:number-columns-repeated="4"/>
        </table:table-row>
        <table:table-row table:style-name="ro1">
          <table:table-cell table:formula="of:=[Components.C99]" office:value-type="string" office:string-value="Combustion Engine III">
            <text:p>Combustion Engine III</text:p>
          </table:table-cell>
          <table:table-cell table:number-columns-repeated="4"/>
        </table:table-row>
        <table:table-row table:style-name="ro1">
          <table:table-cell table:formula="of:=[Components.C100]" office:value-type="string" office:string-value="Space Crawler I">
            <text:p>Space Crawler I</text:p>
          </table:table-cell>
          <table:table-cell table:number-columns-repeated="4"/>
        </table:table-row>
        <table:table-row table:style-name="ro1">
          <table:table-cell table:formula="of:=[Components.C101]" office:value-type="string" office:string-value="Warp Engine I">
            <text:p>Warp Engine I</text:p>
          </table:table-cell>
          <table:table-cell table:number-columns-repeated="4"/>
        </table:table-row>
        <table:table-row table:style-name="ro1">
          <table:table-cell table:formula="of:=[Components.C102]" office:value-type="string" office:string-value="&lt;Engine&gt;">
            <text:p>&lt;Engine&gt;</text:p>
          </table:table-cell>
          <table:table-cell table:number-columns-repeated="4"/>
        </table:table-row>
        <table:table-row table:style-name="ro1">
          <table:table-cell table:formula="of:=[Components.C103]" office:value-type="string" office:string-value="&lt;Engine&gt;">
            <text:p>&lt;Engine&gt;</text:p>
          </table:table-cell>
          <table:table-cell table:number-columns-repeated="4"/>
        </table:table-row>
        <table:table-row table:style-name="ro1">
          <table:table-cell table:formula="of:=[Components.C104]" office:value-type="string" office:string-value="&lt;Engine&gt;">
            <text:p>&lt;Engine&gt;</text:p>
          </table:table-cell>
          <table:table-cell table:number-columns-repeated="4"/>
        </table:table-row>
        <table:table-row table:style-name="ro1">
          <table:table-cell table:formula="of:=[Components.C105]" office:value-type="string" office:string-value="Standard Hull">
            <text:p>Standard Hull</text:p>
          </table:table-cell>
          <table:table-cell table:number-columns-repeated="4"/>
        </table:table-row>
        <table:table-row table:style-name="ro1">
          <table:table-cell table:formula="of:=[Components.C106]" office:value-type="string" office:string-value="Alloy Hull">
            <text:p>Alloy Hull</text:p>
          </table:table-cell>
          <table:table-cell table:number-columns-repeated="4"/>
        </table:table-row>
        <table:table-row table:style-name="ro1">
          <table:table-cell table:formula="of:=[Components.C107]" office:value-type="string" office:string-value="Ceramic Plating">
            <text:p>Ceramic Plating</text:p>
          </table:table-cell>
          <table:table-cell table:number-columns-repeated="4"/>
        </table:table-row>
        <table:table-row table:style-name="ro1">
          <table:table-cell table:formula="of:=[Components.C108]" office:value-type="string" office:string-value="Graphite Plating">
            <text:p>Graphite Plating</text:p>
          </table:table-cell>
          <table:table-cell table:number-columns-repeated="4"/>
        </table:table-row>
        <table:table-row table:style-name="ro1">
          <table:table-cell table:formula="of:=[Components.C109]" office:value-type="string" office:string-value="Nano Carbon Plating">
            <text:p>Nano Carbon Plating</text:p>
          </table:table-cell>
          <table:table-cell table:number-columns-repeated="4"/>
        </table:table-row>
        <table:table-row table:style-name="ro1">
          <table:table-cell table:formula="of:=[Components.C110]" office:value-type="string" office:string-value="Carbon Alloy Plating">
            <text:p>Carbon Alloy Plating</text:p>
          </table:table-cell>
          <table:table-cell table:number-columns-repeated="4"/>
        </table:table-row>
        <table:table-row table:style-name="ro1">
          <table:table-cell table:formula="of:=[Components.C111]" office:value-type="string" office:string-value="Superconductor Plating">
            <text:p>Superconductor Plating</text:p>
          </table:table-cell>
          <table:table-cell table:number-columns-repeated="4"/>
        </table:table-row>
        <table:table-row table:style-name="ro1">
          <table:table-cell table:formula="of:=[Components.C112]" office:value-type="string" office:string-value="Epic">
            <text:p>Epic</text:p>
          </table:table-cell>
          <table:table-cell table:number-columns-repeated="4"/>
        </table:table-row>
        <table:table-row table:style-name="ro1">
          <table:table-cell table:formula="of:=[Components.C113]" office:value-type="string" office:string-value="&lt;Shield&gt;">
            <text:p>&lt;Shield&gt;</text:p>
          </table:table-cell>
          <table:table-cell table:number-columns-repeated="4"/>
        </table:table-row>
        <table:table-row table:style-name="ro1">
          <table:table-cell table:formula="of:=[Components.C114]" office:value-type="string" office:string-value="&lt;Shield&gt;">
            <text:p>&lt;Shield&gt;</text:p>
          </table:table-cell>
          <table:table-cell table:number-columns-repeated="4"/>
        </table:table-row>
        <table:table-row table:style-name="ro1">
          <table:table-cell table:formula="of:=[Components.C115]" office:value-type="string" office:string-value="&lt;Shield&gt;">
            <text:p>&lt;Shield&gt;</text:p>
          </table:table-cell>
          <table:table-cell table:number-columns-repeated="4"/>
        </table:table-row>
        <table:table-row table:style-name="ro1">
          <table:table-cell table:formula="of:=[Components.C116]" office:value-type="string" office:string-value="&lt;Shield&gt;">
            <text:p>&lt;Shield&gt;</text:p>
          </table:table-cell>
          <table:table-cell table:number-columns-repeated="4"/>
        </table:table-row>
        <table:table-row table:style-name="ro1">
          <table:table-cell table:formula="of:=[Components.C117]" office:value-type="string" office:string-value="&lt;Sensor&gt;">
            <text:p>&lt;Sensor&gt;</text:p>
          </table:table-cell>
          <table:table-cell table:number-columns-repeated="4"/>
        </table:table-row>
        <table:table-row table:style-name="ro1">
          <table:table-cell table:formula="of:=[Components.C118]" office:value-type="string" office:string-value="&lt;Sensor&gt;">
            <text:p>&lt;Sensor&gt;</text:p>
          </table:table-cell>
          <table:table-cell table:number-columns-repeated="4"/>
        </table:table-row>
        <table:table-row table:style-name="ro1">
          <table:table-cell table:formula="of:=[Components.C119]" office:value-type="string" office:string-value="&lt;Sensor&gt;">
            <text:p>&lt;Sensor&gt;</text:p>
          </table:table-cell>
          <table:table-cell table:number-columns-repeated="4"/>
        </table:table-row>
        <table:table-row table:style-name="ro1">
          <table:table-cell table:formula="of:=[Components.C120]" office:value-type="string" office:string-value="&lt;Sensor&gt;">
            <text:p>&lt;Sensor&gt;</text:p>
          </table:table-cell>
          <table:table-cell table:number-columns-repeated="4"/>
        </table:table-row>
        <table:table-row table:style-name="ro1">
          <table:table-cell table:formula="of:=[Components.C121]" office:value-type="string" office:string-value="&lt;Sensor&gt;">
            <text:p>&lt;Sensor&gt;</text:p>
          </table:table-cell>
          <table:table-cell table:number-columns-repeated="4"/>
        </table:table-row>
        <table:table-row table:style-name="ro1">
          <table:table-cell table:formula="of:=[Components.C122]" office:value-type="string" office:string-value="&lt;Sensor&gt;">
            <text:p>&lt;Sensor&gt;</text:p>
          </table:table-cell>
          <table:table-cell table:number-columns-repeated="4"/>
        </table:table-row>
        <table:table-row table:style-name="ro1">
          <table:table-cell table:formula="of:=[Components.C123]" office:value-type="string" office:string-value="&lt;Explosives&gt;">
            <text:p>&lt;Explosives&gt;</text:p>
          </table:table-cell>
          <table:table-cell table:number-columns-repeated="4"/>
        </table:table-row>
        <table:table-row table:style-name="ro1">
          <table:table-cell table:formula="of:=[Components.C124]" office:value-type="string" office:string-value="&lt;Explosives&gt;">
            <text:p>&lt;Explosives&gt;</text:p>
          </table:table-cell>
          <table:table-cell table:number-columns-repeated="4"/>
        </table:table-row>
        <table:table-row table:style-name="ro1">
          <table:table-cell table:formula="of:=[Components.C125]" office:value-type="string" office:string-value="&lt;Explosives&gt;">
            <text:p>&lt;Explosives&gt;</text:p>
          </table:table-cell>
          <table:table-cell table:number-columns-repeated="4"/>
        </table:table-row>
        <table:table-row table:style-name="ro1">
          <table:table-cell table:formula="of:=[Components.C126]" office:value-type="string" office:string-value="&lt;Explosives&gt;">
            <text:p>&lt;Explosives&gt;</text:p>
          </table:table-cell>
          <table:table-cell table:number-columns-repeated="4"/>
        </table:table-row>
        <table:table-row table:style-name="ro1">
          <table:table-cell table:formula="of:=[Components.C127]" office:value-type="string" office:string-value="&lt;Laser&gt;">
            <text:p>&lt;Laser&gt;</text:p>
          </table:table-cell>
          <table:table-cell table:number-columns-repeated="4"/>
        </table:table-row>
        <table:table-row table:style-name="ro1">
          <table:table-cell table:formula="of:=[Components.C128]" office:value-type="string" office:string-value="&lt;Laser&gt;">
            <text:p>&lt;Laser&gt;</text:p>
          </table:table-cell>
          <table:table-cell table:number-columns-repeated="4"/>
        </table:table-row>
        <table:table-row table:style-name="ro1">
          <table:table-cell table:formula="of:=[Components.C129]" office:value-type="string" office:string-value="&lt;Laser&gt;">
            <text:p>&lt;Laser&gt;</text:p>
          </table:table-cell>
          <table:table-cell table:number-columns-repeated="4"/>
        </table:table-row>
        <table:table-row table:style-name="ro1">
          <table:table-cell table:formula="of:=[Components.C130]" office:value-type="string" office:string-value="&lt;Laser&gt;">
            <text:p>&lt;Laser&gt;</text:p>
          </table:table-cell>
          <table:table-cell table:number-columns-repeated="4"/>
        </table:table-row>
        <table:table-row table:style-name="ro1">
          <table:table-cell table:formula="of:=[Components.C131]" office:value-type="string" office:string-value="&lt;Ion&gt;">
            <text:p>&lt;Ion&gt;</text:p>
          </table:table-cell>
          <table:table-cell table:number-columns-repeated="4"/>
        </table:table-row>
        <table:table-row table:style-name="ro1">
          <table:table-cell table:formula="of:=[Components.C132]" office:value-type="string" office:string-value="&lt;Ion&gt;">
            <text:p>&lt;Ion&gt;</text:p>
          </table:table-cell>
          <table:table-cell table:number-columns-repeated="4"/>
        </table:table-row>
        <table:table-row table:style-name="ro1">
          <table:table-cell table:formula="of:=[Components.C133]" office:value-type="string" office:string-value="&lt;Ion&gt;">
            <text:p>&lt;Ion&gt;</text:p>
          </table:table-cell>
          <table:table-cell table:number-columns-repeated="4"/>
        </table:table-row>
        <table:table-row table:style-name="ro1">
          <table:table-cell table:formula="of:=[Components.C134]" office:value-type="string" office:string-value="&lt;Ion&gt;">
            <text:p>&lt;Ion&gt;</text:p>
          </table:table-cell>
          <table:table-cell table:number-columns-repeated="4"/>
        </table:table-row>
        <table:table-row table:style-name="ro1">
          <table:table-cell table:formula="of:=[Components.C135]" office:value-type="string" office:string-value="&lt;Plasma&gt;">
            <text:p>&lt;Plasma&gt;</text:p>
          </table:table-cell>
          <table:table-cell table:number-columns-repeated="4"/>
        </table:table-row>
        <table:table-row table:style-name="ro1">
          <table:table-cell table:formula="of:=[Components.C136]" office:value-type="string" office:string-value="&lt;Plasma&gt;">
            <text:p>&lt;Plasma&gt;</text:p>
          </table:table-cell>
          <table:table-cell table:number-columns-repeated="4"/>
        </table:table-row>
        <table:table-row table:style-name="ro1">
          <table:table-cell table:formula="of:=[Components.C137]" office:value-type="string" office:string-value="&lt;Plasma&gt;">
            <text:p>&lt;Plasma&gt;</text:p>
          </table:table-cell>
          <table:table-cell table:number-columns-repeated="4"/>
        </table:table-row>
        <table:table-row table:style-name="ro1">
          <table:table-cell table:formula="of:=[Components.C138]" office:value-type="string" office:string-value="&lt;Plasma&gt;">
            <text:p>&lt;Plasma&gt;</text:p>
          </table:table-cell>
          <table:table-cell table:number-columns-repeated="4"/>
        </table:table-row>
        <table:table-row table:style-name="ro1">
          <table:table-cell table:formula="of:=[Components.C139]" office:value-type="string" office:string-value="&lt;Warpweapon&gt;">
            <text:p>&lt;Warpweapon&gt;</text:p>
          </table:table-cell>
          <table:table-cell table:number-columns-repeated="4"/>
        </table:table-row>
        <table:table-row table:style-name="ro1">
          <table:table-cell table:formula="of:=[Components.C140]" office:value-type="string" office:string-value="&lt;Warpweapon&gt;">
            <text:p>&lt;Warpweapon&gt;</text:p>
          </table:table-cell>
          <table:table-cell table:number-columns-repeated="4"/>
        </table:table-row>
        <table:table-row table:style-name="ro1">
          <table:table-cell table:formula="of:=[Components.C141]" office:value-type="string" office:string-value="&lt;Warpweapon&gt;">
            <text:p>&lt;Warpweapon&gt;</text:p>
          </table:table-cell>
          <table:table-cell table:number-columns-repeated="4"/>
        </table:table-row>
        <table:table-row table:style-name="ro1">
          <table:table-cell table:formula="of:=[Components.C142]" office:value-type="string" office:string-value="&lt;Warpweapon&gt;">
            <text:p>&lt;Warpweapon&gt;</text:p>
          </table:table-cell>
          <table:table-cell table:number-columns-repeated="4"/>
        </table:table-row>
        <table:table-row table:style-name="ro1">
          <table:table-cell table:formula="of:=[Components.C143]" office:value-type="string" office:string-value="&lt;Miner&gt;">
            <text:p>&lt;Miner&gt;</text:p>
          </table:table-cell>
          <table:table-cell table:number-columns-repeated="4"/>
        </table:table-row>
        <table:table-row table:style-name="ro1">
          <table:table-cell table:formula="of:=[Components.C144]" office:value-type="string" office:string-value="&lt;Miner&gt;">
            <text:p>&lt;Miner&gt;</text:p>
          </table:table-cell>
          <table:table-cell table:number-columns-repeated="4"/>
        </table:table-row>
        <table:table-row table:style-name="ro1">
          <table:table-cell table:formula="of:=[Components.C145]" office:value-type="string" office:string-value="&lt;Miner&gt;">
            <text:p>&lt;Miner&gt;</text:p>
          </table:table-cell>
          <table:table-cell table:number-columns-repeated="4"/>
        </table:table-row>
        <table:table-row table:style-name="ro1">
          <table:table-cell table:formula="of:=[Components.C146]" office:value-type="string" office:string-value="&lt;Disassembler&gt;">
            <text:p>&lt;Disassembler&gt;</text:p>
          </table:table-cell>
          <table:table-cell table:number-columns-repeated="4"/>
        </table:table-row>
        <table:table-row table:style-name="ro1">
          <table:table-cell table:formula="of:=[Components.C147]" office:value-type="string" office:string-value="&lt;Disassembler&gt;">
            <text:p>&lt;Disassembler&gt;</text:p>
          </table:table-cell>
          <table:table-cell table:number-columns-repeated="4"/>
        </table:table-row>
        <table:table-row table:style-name="ro1">
          <table:table-cell table:formula="of:=[Components.C148]" office:value-type="string" office:string-value="&lt;Disassembler&gt;">
            <text:p>&lt;Disassembler&gt;</text:p>
          </table:table-cell>
          <table:table-cell table:number-columns-repeated="4"/>
        </table:table-row>
        <table:table-row table:style-name="ro1">
          <table:table-cell table:formula="of:=[Components.C149]" office:value-type="string" office:string-value="&lt;Assembler&gt;">
            <text:p>&lt;Assembler&gt;</text:p>
          </table:table-cell>
          <table:table-cell table:number-columns-repeated="4"/>
        </table:table-row>
        <table:table-row table:style-name="ro1">
          <table:table-cell table:formula="of:=[Components.C150]" office:value-type="string" office:string-value="&lt;Assembler&gt;">
            <text:p>&lt;Assembler&gt;</text:p>
          </table:table-cell>
          <table:table-cell table:number-columns-repeated="4"/>
        </table:table-row>
        <table:table-row table:style-name="ro1">
          <table:table-cell table:formula="of:=[Components.C151]" office:value-type="string" office:string-value="&lt;Assembler&gt;">
            <text:p>&lt;Assembler&gt;</text:p>
          </table:table-cell>
          <table:table-cell table:number-columns-repeated="4"/>
        </table:table-row>
        <table:table-row table:style-name="ro1">
          <table:table-cell table:formula="of:=[Components.C152]" office:value-type="string" office:string-value="&lt;Magnetic&gt;">
            <text:p>&lt;Magnetic&gt;</text:p>
          </table:table-cell>
          <table:table-cell table:number-columns-repeated="4"/>
        </table:table-row>
        <table:table-row table:style-name="ro1">
          <table:table-cell table:formula="of:=[Components.C153]" office:value-type="string" office:string-value="&lt;Gravity&gt;">
            <text:p>&lt;Gravity&gt;</text:p>
          </table:table-cell>
          <table:table-cell table:number-columns-repeated="4"/>
        </table:table-row>
        <table:table-row table:style-name="ro1">
          <table:table-cell table:formula="of:=[Components.C154]" office:value-type="string" office:string-value="&lt;Warp&gt;">
            <text:p>&lt;Warp&gt;</text:p>
          </table:table-cell>
          <table:table-cell table:number-columns-repeated="4"/>
        </table:table-row>
        <table:table-row table:style-name="ro1">
          <table:table-cell table:formula="of:=[Components.C155]" office:value-type="string" office:string-value="Portal">
            <text:p>Portal</text:p>
          </table:table-cell>
          <table:table-cell table:number-columns-repeated="4"/>
        </table:table-row>
        <table:table-row table:style-name="ro1">
          <table:table-cell table:formula="of:=[Components.C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58]" office:value-type="float" office:value="0">
            <text:p>0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24.09.2014</text:date>, <text:time>10:3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41M4S</meta:editing-duration>
    <meta:editing-cycles>63</meta:editing-cycles>
    <meta:generator>OpenOffice/4.1.1$Win32 OpenOffice.org_project/411m6$Build-9775</meta:generator>
    <dc:date>2014-09-24T10:30:50.52</dc:date>
    <dc:creator>Johannes Jendersie</dc:creator>
    <meta:document-statistic meta:table-count="2" meta:cell-count="1152" meta:object-count="0"/>
    <meta:user-defined meta:name="Info 1"/>
    <meta:user-defined meta:name="Info 2"/>
    <meta:user-defined meta:name="Info 3"/>
    <meta:user-defined meta:name="Info 4"/>
  </office:meta>
</office:document-meta>
</file>